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leSearcher.reindex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ableSearcher.getAnaly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Searcher.isCellEditable( int row , int 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Searcher.getColumn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Searcher.getTable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Searcher.setTableModel( TableModel table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ableModelHandler.tableChanged( TableModel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ableSearcher.getColumnName( int 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Searcher.getColumnClass( int 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Searcher.isSearc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Searcher.clearSearchingSt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ableSearcher.getModelRow( int r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Searcher.resetSearchResults( Hits hi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ableSearcher.setAnalyzer( Analyzer analyz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ableSearcher.getValueAt( int row , int 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Searcher.getRow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Searcher.setValueAt( Object aValue , int row , int 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Searcher.search( String searchStrin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TableSearcher.TableSearcher( TableModel table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